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draw:fill="gradient" draw:fill-gradient-name="Linear_20_blue_2f_white" draw:fill-image-width="0cm" draw:fill-image-height="0cm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75cm" fo:min-width="14.5cm"/>
    </style:style>
    <style:style style:name="P1" style:family="paragraph">
      <style:paragraph-properties fo:margin-left="1.5cm" fo:margin-right="0cm" fo:text-indent="0cm"/>
    </style:style>
    <style:style style:name="P2" style:family="paragraph">
      <style:text-properties fo:color="#ffffff" fo:font-size="24pt" style:font-size-asian="24pt" style:font-weight-asian="normal" style:font-size-complex="24pt" style:font-weight-complex="normal"/>
    </style:style>
    <style:style style:name="T1" style:family="text">
      <style:text-properties fo:color="#ffffff" fo:font-size="24pt" style:font-size-asian="24pt" style:font-weight-asian="normal" style:font-size-complex="24pt" style:font-weight-complex="normal"/>
    </style:style>
    <style:style style:name="T2" style:family="text">
      <style:text-properties fo:color="#ffffff" fo:font-size="28pt" style:font-size-asian="28pt" style:font-weight-asian="normal" style:font-size-complex="28pt" style:font-weight-complex="normal"/>
    </style:style>
    <style:style style:name="T3" style:family="text">
      <style:text-properties fo:color="#ffffff" fo:font-size="22pt" style:font-size-asian="22pt" style:font-weight-asian="normal" style:font-size-complex="22pt" style:font-weight-complex="normal"/>
    </style:style>
    <style:style style:name="T4" style:family="text">
      <style:text-properties fo:color="#e6ff00" style:text-outline="false" fo:font-size="22pt" fo:text-shadow="none" style:text-underline-style="none" fo:font-weight="bold" style:font-size-asian="22pt" style:font-weight-asian="bold" style:font-size-complex="22pt" style:font-weight-complex="bold" style:font-relief="none"/>
    </style:style>
    <style:style style:name="T5" style:family="text">
      <style:text-properties fo:color="#e6ff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✔">
        <style:list-level-properties/>
        <style:text-properties fo:font-family="StarSymbol" style:font-charset="x-symbol" fo:color="#ffffff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ff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ff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ff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ff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ff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ff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ff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ff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ff" fo:font-size="100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5cm" svg:height="15cm" svg:x="2cm" svg:y="2cm">
          <draw:text-box>
            <text:list text:style-name="L1">
              <text:list-item>
                <text:p><text:span text:style-name="T1"><text:s/></text:span><text:span text:style-name="T2">为租赁设备提供软件订制服务</text:span></text:p>
              </text:list-item>
              <text:list-item text:style-override="L2">
                <text:p text:style-name="P1"><text:span text:style-name="T3"><text:s/></text:span><text:span text:style-name="T4">提供</text:span><text:span text:style-name="T4">Internet</text:span><text:span text:style-name="T4">、</text:span><text:span text:style-name="T4">intranet</text:span><text:span text:style-name="T4">整站解决方案</text:span></text:p>
              </text:list-item>
              <text:list-item text:style-override="L2">
                <text:p text:style-name="P1"><text:span text:style-name="T4"><text:s/></text:span><text:span text:style-name="T4">提供</text:span><text:span text:style-name="T4">Email</text:span><text:span text:style-name="T4">企业邮箱服务</text:span></text:p>
              </text:list-item>
              <text:list-item text:style-override="L2">
                <text:p text:style-name="P1"><text:span text:style-name="T4"><text:s/></text:span><text:span text:style-name="T4">提供文件管理、内容存储、内容检索多项服务</text:span></text:p>
              </text:list-item>
              <text:list-item>
                <text:p><text:span text:style-name="T2"><text:s/></text:span><text:span text:style-name="T2">多种价格优惠政策</text:span></text:p>
              </text:list-item>
              <text:list-item text:style-override="L2">
                <text:p text:style-name="P1"><text:span text:style-name="T5"><text:s/></text:span><text:span text:style-name="T5">提供会员优惠价格并减免押金</text:span></text:p>
              </text:list-item>
              <text:list-item text:style-override="L2">
                <text:p text:style-name="P1"><text:span text:style-name="T5"><text:s/></text:span><text:span text:style-name="T5">以返还、赠送等方式（如笔记本、数码相机等）回馈客户</text:span></text:p>
              </text:list-item>
              <text:list-item>
                <text:p><text:span text:style-name="T2"><text:s text:c="2"/></text:span><text:span text:style-name="T2">从设备到数据的综合解决方案</text:span></text:p>
              </text:list-item>
              <text:list-item text:style-override="L2">
                <text:p text:style-name="P1"><text:span text:style-name="T6"><text:s/></text:span><text:span text:style-name="T5">不仅仅提供设备，更提供设备的使用方案</text:span></text:p>
              </text:list-item>
              <text:list-item text:style-override="L2">
                <text:p text:style-name="P1"><text:span text:style-name="T5"><text:s/></text:span><text:span text:style-name="T5">提供多种数据保存、分析解决方案。用户仅需提供原始数 <text:s/></text:span></text:p>
                <text:p text:style-name="P1"><text:span text:style-name="T5"><text:s/></text:span><text:span text:style-name="T5">据，便可得到数据分析处理的结果，同时一并提供多种查</text:span></text:p>
                <text:p text:style-name="P1"><text:span text:style-name="T5"><text:s/></text:span><text:span text:style-name="T5">询、处理工具。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oader.ZHONG </meta:initial-creator>
    <meta:creation-date>2010-07-09T10:57:11</meta:creation-date>
    <dc:date>2010-07-09T15:17:52</dc:date>
    <dc:creator>Broader.ZHONG </dc:creator>
    <meta:editing-duration>PT00H35M12S</meta:editing-duration>
    <meta:editing-cycles>4</meta:editing-cycles>
    <meta:generator>OpenOffice.org/3.1$Linux OpenOffice.org_project/310m19$Build-9420</meta:generator>
    <meta:document-statistic meta:object-count="1"/>
  </office:meta>
</office:document-meta>
</file>